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4f58e" officeooo:paragraph-rsid="0014f58e"/>
    </style:style>
    <style:style style:name="P3" style:family="paragraph" style:parent-style-name="Standard">
      <style:paragraph-properties fo:text-align="center" style:justify-single-word="false"/>
      <style:text-properties officeooo:rsid="0014f58e" officeooo:paragraph-rsid="0014f58e"/>
    </style:style>
    <style:style style:name="P4" style:family="paragraph" style:parent-style-name="Standard">
      <style:text-properties fo:font-style="italic" officeooo:rsid="0014f58e" officeooo:paragraph-rsid="0014f58e" style:font-style-asian="italic" style:font-style-complex="italic"/>
    </style:style>
    <style:style style:name="P5" style:family="paragraph" style:parent-style-name="Standard">
      <style:text-properties officeooo:rsid="00162c4d" officeooo:paragraph-rsid="00162c4d"/>
    </style:style>
    <style:style style:name="P6" style:family="paragraph" style:parent-style-name="Standard">
      <style:text-properties officeooo:rsid="001639a4" officeooo:paragraph-rsid="001639a4"/>
    </style:style>
    <style:style style:name="P7" style:family="paragraph" style:parent-style-name="Standard">
      <style:text-properties officeooo:rsid="001639a4" officeooo:paragraph-rsid="001a20c8"/>
    </style:style>
    <style:style style:name="P8" style:family="paragraph" style:parent-style-name="Standard">
      <style:text-properties officeooo:rsid="0016ba1e" officeooo:paragraph-rsid="0016ba1e"/>
    </style:style>
    <style:style style:name="P9" style:family="paragraph" style:parent-style-name="Standard">
      <style:text-properties officeooo:rsid="0016ba1e" officeooo:paragraph-rsid="00181c75"/>
    </style:style>
    <style:style style:name="P10" style:family="paragraph" style:parent-style-name="Standard">
      <style:text-properties officeooo:rsid="00181c75" officeooo:paragraph-rsid="00181c75"/>
    </style:style>
    <style:style style:name="P11" style:family="paragraph" style:parent-style-name="Standard">
      <style:text-properties officeooo:rsid="001c8a9b" officeooo:paragraph-rsid="001c8a9b"/>
    </style:style>
    <style:style style:name="P12" style:family="paragraph" style:parent-style-name="Standard">
      <style:paragraph-properties fo:break-before="page"/>
      <style:text-properties officeooo:rsid="00224e71" officeooo:paragraph-rsid="00224e71"/>
    </style:style>
    <style:style style:name="P13" style:family="paragraph" style:parent-style-name="Standard">
      <style:text-properties officeooo:rsid="00224e71" officeooo:paragraph-rsid="00224e71"/>
    </style:style>
    <style:style style:name="P14" style:family="paragraph" style:parent-style-name="Standard">
      <style:text-properties officeooo:rsid="002264fe" officeooo:paragraph-rsid="002264fe"/>
    </style:style>
    <style:style style:name="P15" style:family="paragraph" style:parent-style-name="Standard">
      <style:text-properties officeooo:rsid="0022fdc9" officeooo:paragraph-rsid="0022fdc9"/>
    </style:style>
    <style:style style:name="P16" style:family="paragraph" style:parent-style-name="Table_20_Contents">
      <style:paragraph-properties fo:text-align="center" style:justify-single-word="false"/>
      <style:text-properties officeooo:rsid="00162c4d" officeooo:paragraph-rsid="00162c4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62c4d" officeooo:paragraph-rsid="00162c4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1639a4" officeooo:paragraph-rsid="001639a4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62c4d"/>
    </style:style>
    <style:style style:name="T4" style:family="text">
      <style:text-properties officeooo:rsid="00162c4d"/>
    </style:style>
    <style:style style:name="T5" style:family="text">
      <style:text-properties officeooo:rsid="001639a4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a20c8"/>
    </style:style>
    <style:style style:name="T8" style:family="text">
      <style:text-properties style:text-position="sub 58%" officeooo:rsid="00224e71"/>
    </style:style>
    <style:style style:name="T9" style:family="text">
      <style:text-properties officeooo:rsid="0016ba1e"/>
    </style:style>
    <style:style style:name="T10" style:family="text">
      <style:text-properties officeooo:rsid="00181c75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6ba1e"/>
    </style:style>
    <style:style style:name="T13" style:family="text">
      <style:text-properties style:text-position="0% 100%" officeooo:rsid="0018939f"/>
    </style:style>
    <style:style style:name="T14" style:family="text">
      <style:text-properties style:text-position="0% 100%" officeooo:rsid="001a20c8"/>
    </style:style>
    <style:style style:name="T15" style:family="text">
      <style:text-properties officeooo:rsid="0018939f"/>
    </style:style>
    <style:style style:name="T16" style:family="text">
      <style:text-properties officeooo:rsid="001a20c8"/>
    </style:style>
    <style:style style:name="T17" style:family="text">
      <style:text-properties officeooo:rsid="00224e71"/>
    </style:style>
    <style:style style:name="T18" style:family="text">
      <style:text-properties officeooo:rsid="002264fe"/>
    </style:style>
    <style:style style:name="T19" style:family="text">
      <style:text-properties officeooo:rsid="0022fdc9"/>
    </style:style>
    <style:style style:name="T20" style:family="text">
      <style:text-properties style:text-position="-8% 58%"/>
    </style:style>
    <style:style style:name="gr1" style:family="graphic">
      <style:graphic-properties draw:stroke="none" svg:stroke-color="#000000" draw:fill="none" draw:fill-color="#ffffff" fo:min-height="0.3154in" style:run-through="foreground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02in" style:run-through="foreground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638in" fo:min-width="0.1583in"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5in" fo:min-width="0.1in"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2.7181in" fo:min-width="0.0953in" style:run-through="foreground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1.2299in" fo:min-width="0.1in" style:run-through="foreground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2598in" fo:min-width="0.1in" style:run-through="foreground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000000" draw:fill-color="#000000" draw:textarea-horizontal-align="justify" draw:textarea-vertical-align="middle" draw:auto-grow-height="false" fo:min-height="0.498in" fo:min-width="0.1016in" style:run-through="foreground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2571in" fo:min-width="0.0984in" style:run-through="foreground" style:vertical-pos="from-top" style:vertical-rel="paragraph" style:horizontal-pos="from-left" style:horizontal-rel="paragraph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0.2598in" fo:min-width="0.1in" style:run-through="foreground" style:vertical-pos="from-top" style:vertical-rel="paragraph" style:horizontal-pos="from-left" style:horizontal-rel="paragraph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0.5799in" fo:min-width="0.1in" style:run-through="foreground" style:vertical-pos="from-top" style:vertical-rel="paragraph" style:horizontal-pos="from-left" style:horizontal-rel="paragraph"/>
    </style:style>
    <style:style style:name="gr13" style:family="graphic">
      <style:graphic-properties draw:fill-color="#000000" draw:textarea-horizontal-align="justify" draw:textarea-vertical-align="middle" draw:auto-grow-height="false" fo:min-height="0.498in" fo:min-width="0.1028in" style:run-through="foreground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000000" draw:fill-color="#000000" draw:textarea-horizontal-align="justify" draw:textarea-vertical-align="middle" draw:auto-grow-height="false" fo:min-height="0.5799in" fo:min-width="0.1016in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motopy Level Two Computing</text:p>
      <text:p text:style-name="P3">by Sven Nilsen, 2022</text:p>
      <text:p text:style-name="P2"/>
      <text:p text:style-name="P4">In this paper I extend the functional complete NAND gate to homotopy level 2.</text:p>
      <text:p text:style-name="P2"/>
      <text:p text:style-name="P2">The NAND<text:span text:style-name="T2"><text:reference-ref text:reference-format="text" text:ref-name="nand logic">[1]</text:reference-ref></text:span> gate has the property that it is functional complete. It means that any Boolean expression can be re-expressed by an equivalent expression utilizing only NAND operations.</text:p>
      <text:p text:style-name="P2"/>
      <text:p text:style-name="P2">In the paper “Path Semantical Qubit”<text:span text:style-name="T2"><text:reference-ref text:reference-format="text" text:ref-name="path semantical qubit">[2]</text:reference-ref></text:span>, I <text:span text:style-name="T4">introduced the `qubit/~` operator for use in Path Semantics</text:span><text:span text:style-name="T3"><text:reference-ref text:reference-format="text" text:ref-name="path semantics">[3]</text:reference-ref></text:span><text:span text:style-name="T4">. The `qubit/~` operator has the following invariant:</text:span></text:p>
      <text:p text:style-name="P2"/>
      <text:p text:style-name="P2"><text:tab/>¬<text:span text:style-name="T4">~a == ~¬a</text:span></text:p>
      <text:p text:style-name="P2"/>
      <text:p text:style-name="P5">With this operator, one can express path <text:span text:style-name="T19">semantical</text:span> quality, aquality, contravariant quality and homotopy equivalence of higher homotopy levels<text:span text:style-name="T2"><text:reference-ref text:reference-format="text" text:ref-name="psq">[4]</text:reference-ref></text:span>. In classical logic, the `qubit` operator generates a new random proposition that depends on the argument for a single case <text:span text:style-name="T19">(synchronized per case)</text:span>.</text:p>
      <text:p text:style-name="P5"/>
      <text:p text:style-name="P5">It turns out that there is a 4-value<text:span text:style-name="T19">d</text:span> logic<text:span text:style-name="T2"><text:reference-ref text:reference-format="text" text:ref-name="four-valued logic">[5]</text:reference-ref></text:span> which has the following property:</text:p>
      <text:p text:style-name="P5"/>
      <text:p text:style-name="P5"><text:tab/>~~a == a</text:p>
      <text:p text:style-name="P5"/>
      <text:p text:style-name="P5">This 4-value<text:span text:style-name="T19">d</text:span> logic can be thought of as truncating <text:span text:style-name="T18">or folding</text:span> homotopy levels to level 2.</text:p>
      <text:p text:style-name="P5"/>
      <text:p text:style-name="P5">The truth table for the extended NAND gate <text:span text:style-name="T19">to this 4-valued logic</text:span> is <text:span text:style-name="T5">the</text:span> following:</text:p>
      <text:p text:style-name="P2"/>
      <table:table table:name="Table1" table:style-name="Table1">
        <table:table-column table:style-name="Table1.A" table:number-columns-repeated="3"/>
        <table:table-row table:style-name="TableLine140542543581152">
          <table:table-cell table:style-name="Table1.A1" office:value-type="string">
            <text:p text:style-name="P17">A</text:p>
          </table:table-cell>
          <table:table-cell table:style-name="Table1.A1" office:value-type="string">
            <text:p text:style-name="P17">B</text:p>
          </table:table-cell>
          <table:table-cell table:style-name="Table1.C1" office:value-type="string">
            <text:p text:style-name="P17">NAND(A, B)</text:p>
          </table:table-cell>
        </table:table-row>
        <table:table-row table:style-name="TableLine140542543581152">
          <table:table-cell table:style-name="Table1.A2" office:value-type="string">
            <text:p text:style-name="P16">00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6">0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00</text:p>
          </table:table-cell>
          <table:table-cell table:style-name="Table1.A2" office:value-type="string">
            <text:p text:style-name="P16">01</text:p>
          </table:table-cell>
          <table:table-cell table:style-name="Table1.C2" office:value-type="string">
            <text:p text:style-name="P16">0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00</text:p>
          </table:table-cell>
          <table:table-cell table:style-name="Table1.A2" office:value-type="string">
            <text:p text:style-name="P16">10</text:p>
          </table:table-cell>
          <table:table-cell table:style-name="Table1.C2" office:value-type="string">
            <text:p text:style-name="P16">0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00</text:p>
          </table:table-cell>
          <table:table-cell table:style-name="Table1.A2" office:value-type="string">
            <text:p text:style-name="P16">11</text:p>
          </table:table-cell>
          <table:table-cell table:style-name="Table1.C2" office:value-type="string">
            <text:p text:style-name="P16">0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01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6">0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01</text:p>
          </table:table-cell>
          <table:table-cell table:style-name="Table1.A2" office:value-type="string">
            <text:p text:style-name="P16">01</text:p>
          </table:table-cell>
          <table:table-cell table:style-name="Table1.C2" office:value-type="string">
            <text:p text:style-name="P16">0<text:span text:style-name="T5">0</text:span></text:p>
          </table:table-cell>
        </table:table-row>
        <table:table-row table:style-name="TableLine140542543581152">
          <table:table-cell table:style-name="Table1.A2" office:value-type="string">
            <text:p text:style-name="P16">01</text:p>
          </table:table-cell>
          <table:table-cell table:style-name="Table1.A2" office:value-type="string">
            <text:p text:style-name="P16">10</text:p>
          </table:table-cell>
          <table:table-cell table:style-name="Table1.C2" office:value-type="string">
            <text:p text:style-name="P16">1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01</text:p>
          </table:table-cell>
          <table:table-cell table:style-name="Table1.A2" office:value-type="string">
            <text:p text:style-name="P16">11</text:p>
          </table:table-cell>
          <table:table-cell table:style-name="Table1.C2" office:value-type="string">
            <text:p text:style-name="P16">1<text:span text:style-name="T5">0</text:span></text:p>
          </table:table-cell>
        </table:table-row>
        <table:table-row table:style-name="TableLine140542543581152"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6">0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16">01</text:p>
          </table:table-cell>
          <table:table-cell table:style-name="Table1.C2" office:value-type="string">
            <text:p text:style-name="P16">1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16">10</text:p>
          </table:table-cell>
          <table:table-cell table:style-name="Table1.C2" office:value-type="string">
            <text:p text:style-name="P16">1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16">11</text:p>
          </table:table-cell>
          <table:table-cell table:style-name="Table1.C2" office:value-type="string">
            <text:p text:style-name="P16">0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6">0<text:span text:style-name="T5">1</text:span></text:p>
          </table:table-cell>
        </table:table-row>
        <table:table-row table:style-name="TableLine140542543581152"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16">01</text:p>
          </table:table-cell>
          <table:table-cell table:style-name="Table1.C2" office:value-type="string">
            <text:p text:style-name="P18">10</text:p>
          </table:table-cell>
        </table:table-row>
        <table:table-row table:style-name="TableLine140542543581152"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16">10</text:p>
          </table:table-cell>
          <table:table-cell table:style-name="Table1.C2" office:value-type="string">
            <text:p text:style-name="P18">01</text:p>
          </table:table-cell>
        </table:table-row>
        <table:table-row table:style-name="TableLine140542543581152"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16">11</text:p>
          </table:table-cell>
          <table:table-cell table:style-name="Table1.C2" office:value-type="string">
            <text:p text:style-name="P16">1<text:span text:style-name="T5">0</text:span></text:p>
          </table:table-cell>
        </table:table-row>
      </table:table>
      <text:p text:style-name="P2"/>
      <text:p text:style-name="P6"><text:soft-page-break/>Using <text:span text:style-name="T9">NAND gates only, the extended NAND gate can be constructed as following:</text:span></text:p>
      <text:p text:style-name="P6"/>
      <text:p text:style-name="P7"><text:tab/>nand<text:span text:style-name="T6">2</text:span> := \(a : [bool; 2], b : [bool; 2]) = [</text:p>
      <text:p text:style-name="P7"><text:tab/><text:tab/>a<text:span text:style-name="T7">0</text:span> ⊼ b<text:span text:style-name="T7">0</text:span><text:span text:style-name="T14">,</text:span></text:p>
      <text:p text:style-name="P7"><text:tab/><text:tab/><text:span text:style-name="T9">(¬a</text:span><text:span text:style-name="T7">1</text:span><text:span text:style-name="T9"> ⋀ b</text:span><text:span text:style-name="T7">1</text:span><text:span text:style-name="T9"> ⋀ a</text:span><text:span text:style-name="T7">0</text:span><text:span text:style-name="T9">) ⋁ (a</text:span><text:span text:style-name="T7">1</text:span><text:span text:style-name="T9"> ⋀ ¬b</text:span><text:span text:style-name="T7">1</text:span><text:span text:style-name="T9"> ⋀ b</text:span><text:span text:style-name="T7">0</text:span><text:span text:style-name="T9">) ⋁ (a</text:span><text:span text:style-name="T7">1</text:span><text:span text:style-name="T9"> ⋀ b</text:span><text:span text:style-name="T7">1</text:span><text:span text:style-name="T9"> ⋀ (a</text:span><text:span text:style-name="T7">0</text:span><text:span text:style-name="T9"> == b</text:span><text:span text:style-name="T7">0</text:span><text:span text:style-name="T9">))</text:span></text:p>
      <text:p text:style-name="P7"><text:tab/>]</text:p>
      <text:p text:style-name="P6"/>
      <text:p text:style-name="P8">Where the operations `¬, ⋀, ⋁, ==` are defined using `<text:span text:style-name="T5">⊼</text:span>` (NAND):</text:p>
      <text:p text:style-name="P8"/>
      <text:p text:style-name="P8"><text:tab/>¬a := (a <text:span text:style-name="T5">⊼ </text:span>a)</text:p>
      <text:p text:style-name="P8"><text:tab/>(a ⋀ b) := ¬(a <text:span text:style-name="T5">⊼ </text:span>b)</text:p>
      <text:p text:style-name="P8"><text:tab/>(a ⋁ b) := (¬a <text:span text:style-name="T5">⊼ </text:span>¬b)</text:p>
      <text:p text:style-name="P9"><text:tab/><text:span text:style-name="T10">(a == b) := (a </text:span>⋀ <text:span text:style-name="T10">b) </text:span>⋁ <text:span text:style-name="T10">(</text:span>¬<text:span text:style-name="T10">a </text:span>⋀ ¬<text:span text:style-name="T10">b)</text:span></text:p>
      <text:p text:style-name="P6"/>
      <text:p text:style-name="P10">Here is a <text:span text:style-name="T15">definition</text:span> that describes the full wiring using only NAND <text:span text:style-name="T16">(plus NOT for brevity)</text:span>:</text:p>
      <text:p text:style-name="P6"/>
      <text:p text:style-name="P7"><text:tab/>nand<text:span text:style-name="T6">2</text:span> := \(a : [bool; 2], b : [bool; 2]) = [</text:p>
      <text:p text:style-name="P7"><text:tab/><text:tab/>a<text:span text:style-name="T7">0</text:span> ⊼ b<text:span text:style-name="T7">0</text:span><text:span text:style-name="T14">,</text:span></text:p>
      <text:p text:style-name="P7"><text:tab/><text:tab/><text:span text:style-name="T12">¬</text:span><text:span text:style-name="T16">(</text:span><text:span text:style-name="T15">(</text:span><text:span text:style-name="T9">¬</text:span><text:span text:style-name="T15">(</text:span><text:span text:style-name="T9">¬a</text:span><text:span text:style-name="T7">1</text:span><text:span text:style-name="T12"> </text:span><text:span text:style-name="T11">⊼ </text:span><text:span text:style-name="T13">a</text:span><text:span text:style-name="T7">0</text:span><text:span text:style-name="T13">) </text:span><text:span text:style-name="T11">⊼ </text:span><text:span text:style-name="T13">b</text:span><text:span text:style-name="T7">1</text:span><text:span text:style-name="T13">) </text:span><text:span text:style-name="T11">⊼ </text:span><text:span text:style-name="T13">(</text:span><text:span text:style-name="T12">¬</text:span><text:span text:style-name="T13">(</text:span><text:span text:style-name="T12">¬</text:span><text:span text:style-name="T13">b</text:span><text:span text:style-name="T7">1</text:span><text:span text:style-name="T13"> </text:span><text:span text:style-name="T11">⊼ </text:span><text:span text:style-name="T13">a</text:span><text:span text:style-name="T7">1</text:span><text:span text:style-name="T13">) </text:span><text:span text:style-name="T11">⊼ </text:span><text:span text:style-name="T13">b</text:span><text:span text:style-name="T7">0</text:span><text:span text:style-name="T13">)</text:span><text:span text:style-name="T14">)</text:span><text:span text:style-name="T13"> </text:span><text:span text:style-name="T11">⊼ </text:span><text:span text:style-name="T14">((</text:span><text:span text:style-name="T13">(a</text:span><text:span text:style-name="T7">0</text:span><text:span text:style-name="T13"> </text:span><text:span text:style-name="T11">⊼ </text:span><text:span text:style-name="T13">b</text:span><text:span text:style-name="T7">0</text:span><text:span text:style-name="T13">) </text:span><text:span text:style-name="T11">⊼ </text:span><text:span text:style-name="T13">(</text:span><text:span text:style-name="T12">¬</text:span><text:span text:style-name="T13">a</text:span><text:span text:style-name="T7">0</text:span><text:span text:style-name="T13"> </text:span><text:span text:style-name="T11">⊼ </text:span><text:span text:style-name="T12">¬</text:span><text:span text:style-name="T13">b</text:span><text:span text:style-name="T7">0</text:span><text:span text:style-name="T13">)</text:span><text:span text:style-name="T14">)</text:span><text:span text:style-name="T13"> </text:span><text:span text:style-name="T11">⊼ </text:span><text:span text:style-name="T12">¬</text:span><text:span text:style-name="T14">(a</text:span><text:span text:style-name="T7">1</text:span><text:span text:style-name="T14"> </text:span><text:span text:style-name="T11">⊼ </text:span><text:span text:style-name="T14">b</text:span><text:span text:style-name="T7">1</text:span><text:span text:style-name="T14">)),</text:span></text:p>
      <text:p text:style-name="P7"><text:tab/>]</text:p>
      <text:p text:style-name="P7"/>
      <text:p text:style-name="P11">Here is a visual representation <text:span text:style-name="T17">(`a</text:span><text:span text:style-name="T8">1</text:span><text:span text:style-name="T17">, a</text:span><text:span text:style-name="T8">0</text:span><text:span text:style-name="T17">, b</text:span><text:span text:style-name="T8">1</text:span><text:span text:style-name="T17">, b</text:span><text:span text:style-name="T8">0</text:span><text:span text:style-name="T17">` are inputs and `c</text:span><text:span text:style-name="T8">1</text:span><text:span text:style-name="T17">, c</text:span><text:span text:style-name="T8">0</text:span><text:span text:style-name="T17">` are outputs)</text:span>:</text:p>
      <text:p text:style-name="P11"/>
      <text:p text:style-name="P11"><draw:custom-shape text:anchor-type="paragraph" draw:z-index="0" draw:name="Shape 1" draw:style-name="gr3" draw:text-style-name="P20" svg:width="0.224in" svg:height="0.2323in" svg:x="0.660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3" draw:text-style-name="P20" svg:width="0.224in" svg:height="0.2323in" svg:x="1.1083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3" draw:text-style-name="P20" svg:width="0.224in" svg:height="0.2323in" svg:x="1.5063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3" draw:text-style-name="P20" svg:width="0.224in" svg:height="0.2323in" svg:x="1.9209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Line 1" draw:style-name="gr4" draw:text-style-name="P21" svg:x1="0.7764in" svg:y1="0.3008in" svg:x2="0.8016in" svg:y2="4.5819in"><text:p/></draw:line><draw:line text:anchor-type="paragraph" draw:z-index="5" draw:name="Line 2" draw:style-name="gr4" draw:text-style-name="P21" svg:x1="1.2244in" svg:y1="0.2846in" svg:x2="1.2327in" svg:y2="5.2756in"><text:p/></draw:line><draw:line text:anchor-type="paragraph" draw:z-index="6" draw:name="Line 3" draw:style-name="gr4" draw:text-style-name="P21" svg:x1="1.6134in" svg:y1="0.2437in" svg:x2="1.6386in" svg:y2="4.3165in"><text:p/></draw:line><draw:line text:anchor-type="paragraph" draw:z-index="7" draw:name="Line 4" draw:style-name="gr4" draw:text-style-name="P21" svg:x1="2.028in" svg:y1="0.2437in" svg:x2="2.0531in" svg:y2="5.05in"><text:p/></draw:line><draw:line text:anchor-type="paragraph" draw:z-index="8" draw:name="Horizontal line 1" draw:style-name="gr4" draw:text-style-name="P21" svg:x1="1.6134in" svg:y1="0.8146in" svg:x2="3.3807in" svg:y2="0.8228in"><text:p/></draw:line><draw:line text:anchor-type="paragraph" draw:z-index="9" draw:name="Horizontal line 2" draw:style-name="gr4" draw:text-style-name="P21" svg:x1="1.2244in" svg:y1="1.1299in" svg:x2="2.8988in" svg:y2="1.1299in"><text:p/></draw:line><draw:line text:anchor-type="paragraph" draw:z-index="10" draw:name="Horizontal line 3" draw:style-name="gr4" draw:text-style-name="P21" svg:x1="0.7764in" svg:y1="1.3701in" svg:x2="2.948in" svg:y2="1.3783in"><text:p/></draw:line><draw:custom-shape text:anchor-type="paragraph" draw:z-index="11" draw:name="Shape 5" draw:style-name="gr11" draw:text-style-name="P20" svg:width="0.1004in" svg:height="0.2598in" svg:x="2.5201in" svg:y="1.25in"><text:p/><draw:enhanced-geometry svg:viewBox="0 0 21600 21600" draw:type="rectangle" draw:enhanced-path="M 0 0 L 21600 0 21600 21600 0 21600 0 0 Z N"/></draw:custom-shape><draw:custom-shape text:anchor-type="paragraph" draw:z-index="12" draw:name="Shape 6" draw:style-name="gr5" draw:text-style-name="P20" svg:width="0.1004in" svg:height="0.5004in" svg:x="2.9in" svg:y="0.9902in"><text:p/><draw:enhanced-geometry svg:viewBox="0 0 21600 21600" draw:type="rectangle" draw:enhanced-path="M 0 0 L 21600 0 21600 21600 0 21600 0 0 Z N"/></draw:custom-shape><draw:line text:anchor-type="paragraph" draw:z-index="13" draw:name="Horizontal line 4" draw:style-name="gr4" draw:text-style-name="P21" svg:x1="3.0098in" svg:y1="1.2335in" svg:x2="3.3807in" svg:y2="1.2335in"><text:p/></draw:line><draw:custom-shape text:anchor-type="paragraph" draw:z-index="14" draw:name="Shape 7" draw:style-name="gr14" draw:text-style-name="P20" svg:width="0.1016in" svg:height="0.5803in" svg:x="3.3807in" svg:y="0.7319in"><text:p/><draw:enhanced-geometry svg:viewBox="0 0 21600 21600" draw:type="rectangle" draw:enhanced-path="M 0 0 L 21600 0 21600 21600 0 21600 0 0 Z N"/></draw:custom-shape><draw:line text:anchor-type="paragraph" draw:z-index="15" draw:name="Line 5" draw:style-name="gr4" draw:text-style-name="P21" svg:x1="3.4819in" svg:y1="1.0339in" svg:x2="3.9272in" svg:y2="1.0382in"><text:p/></draw:line><draw:line text:anchor-type="paragraph" draw:z-index="16" draw:name="Horizontal line 5" draw:style-name="gr4" draw:text-style-name="P21" svg:x1="2.0445in" svg:y1="1.8091in" svg:x2="3.3882in" svg:y2="1.8091in"><text:p/></draw:line><draw:line text:anchor-type="paragraph" draw:z-index="17" draw:name="Horizontal line 6" draw:style-name="gr4" draw:text-style-name="P21" svg:x1="1.6299in" svg:y1="2.1161in" svg:x2="2.9398in" svg:y2="2.1161in"><text:p/></draw:line><draw:line text:anchor-type="paragraph" draw:z-index="18" draw:name="Horizontal line 7" draw:style-name="gr4" draw:text-style-name="P21" svg:x1="0.7929in" svg:y1="2.3402in" svg:x2="2.9067in" svg:y2="2.3402in"><text:p/></draw:line><draw:custom-shape text:anchor-type="paragraph" draw:z-index="19" draw:name="Shape 8" draw:style-name="gr8" draw:text-style-name="P20" svg:width="0.1004in" svg:height="0.2598in" svg:x="2.5098in" svg:y="1.9701in"><text:p/><draw:enhanced-geometry svg:viewBox="0 0 21600 21600" draw:type="rectangle" draw:enhanced-path="M 0 0 L 21600 0 21600 21600 0 21600 0 0 Z N"/></draw:custom-shape><draw:custom-shape text:anchor-type="paragraph" draw:z-index="20" draw:name="Shape 9" draw:style-name="gr13" draw:text-style-name="P20" svg:width="0.1031in" svg:height="0.498in" svg:x="2.9071in" svg:y="1.9661in"><text:p/><draw:enhanced-geometry svg:viewBox="0 0 21600 21600" draw:type="rectangle" draw:enhanced-path="M 0 0 L 21600 0 21600 21600 0 21600 0 0 Z N"/></draw:custom-shape><draw:custom-shape text:anchor-type="paragraph" draw:z-index="21" draw:name="Shape 10" draw:style-name="gr12" draw:text-style-name="P20" svg:width="0.1004in" svg:height="0.5803in" svg:x="3.3902in" svg:y="1.7098in"><text:p/><draw:enhanced-geometry svg:viewBox="0 0 21600 21600" draw:type="rectangle" draw:enhanced-path="M 0 0 L 21600 0 21600 21600 0 21600 0 0 Z N"/></draw:custom-shape><draw:line text:anchor-type="paragraph" draw:z-index="22" draw:name="Horizontal line 8" draw:style-name="gr4" draw:text-style-name="P21" svg:x1="3.0098in" svg:y1="2.1835in" svg:x2="3.3882in" svg:y2="2.1835in"><text:p/></draw:line><draw:line text:anchor-type="paragraph" draw:z-index="23" draw:name="Line 6" draw:style-name="gr4" draw:text-style-name="P21" svg:x1="3.4819in" svg:y1="2.0075in" svg:x2="3.9272in" svg:y2="2.0075in"><text:p/></draw:line><draw:custom-shape text:anchor-type="paragraph" draw:z-index="24" draw:name="Shape 11" draw:style-name="gr7" draw:text-style-name="P20" svg:width="0.1004in" svg:height="1.2303in" svg:x="3.9299in" svg:y="0.9098in"><text:p/><draw:enhanced-geometry svg:viewBox="0 0 21600 21600" draw:type="rectangle" draw:enhanced-path="M 0 0 L 21600 0 21600 21600 0 21600 0 0 Z N"/></draw:custom-shape><draw:line text:anchor-type="paragraph" draw:z-index="25" draw:name="Horizontal line 9" draw:style-name="gr4" draw:text-style-name="P21" svg:x1="4.0071in" svg:y1="1.5272in" svg:x2="4.8988in" svg:y2="1.5346in"><text:p/></draw:line><draw:custom-shape text:anchor-type="paragraph" draw:z-index="26" draw:name="Shape 12" draw:style-name="gr11" draw:text-style-name="P20" svg:width="0.1004in" svg:height="0.2598in" svg:x="4.4299in" svg:y="1.4201in"><text:p/><draw:enhanced-geometry svg:viewBox="0 0 21600 21600" draw:type="rectangle" draw:enhanced-path="M 0 0 L 21600 0 21600 21600 0 21600 0 0 Z N"/></draw:custom-shape><draw:line text:anchor-type="paragraph" draw:z-index="27" draw:name="Horizontal line 10" draw:style-name="gr4" draw:text-style-name="P21" svg:x1="2.0528in" svg:y1="2.8035in" svg:x2="2.4846in" svg:y2="2.8035in"><text:p/></draw:line><draw:line text:anchor-type="paragraph" draw:z-index="28" draw:name="Line 7" draw:style-name="gr4" draw:text-style-name="P21" svg:x1="1.2409in" svg:y1="3.1264in" svg:x2="2.4846in" svg:y2="3.1181in"><text:p/></draw:line><draw:line text:anchor-type="paragraph" draw:z-index="31" draw:name="Horizontal line 12" draw:style-name="gr4" draw:text-style-name="P21" svg:x1="2.0528in" svg:y1="3.4665in" svg:x2="2.9394in" svg:y2="3.4799in"><text:p/></draw:line><draw:custom-shape text:anchor-type="paragraph" draw:z-index="32" draw:name="Shape 14" draw:style-name="gr10" draw:text-style-name="P20" svg:width="0.0988in" svg:height="0.2571in" svg:x="2.4839in" svg:y="3.3508in"><text:p/><draw:enhanced-geometry svg:viewBox="0 0 21600 21600" draw:type="rectangle" draw:enhanced-path="M 0 0 L 21600 0 21600 21600 0 21600 0 0 Z N"/></draw:custom-shape><draw:line text:anchor-type="paragraph" draw:z-index="33" draw:name="Line 8" draw:style-name="gr4" draw:text-style-name="P21" svg:x1="1.2409in" svg:y1="3.8563in" svg:x2="2.898in" svg:y2="3.861in"><text:p/></draw:line><draw:custom-shape text:anchor-type="paragraph" draw:z-index="34" draw:name="Shape 15" draw:style-name="gr10" draw:text-style-name="P20" svg:width="0.0988in" svg:height="0.2571in" svg:x="2.4839in" svg:y="3.7236in"><text:p/><draw:enhanced-geometry svg:viewBox="0 0 21600 21600" draw:type="rectangle" draw:enhanced-path="M 0 0 L 21600 0 21600 21600 0 21600 0 0 Z N"/></draw:custom-shape><draw:custom-shape text:anchor-type="paragraph" draw:z-index="35" draw:name="Shape 16" draw:style-name="gr9" draw:text-style-name="P20" svg:width="0.1016in" svg:height="0.498in" svg:x="2.898in" svg:y="3.4165in"><text:p/><draw:enhanced-geometry svg:viewBox="0 0 21600 21600" draw:type="rectangle" draw:enhanced-path="M 0 0 L 21600 0 21600 21600 0 21600 0 0 Z N"/></draw:custom-shape><draw:line text:anchor-type="paragraph" draw:z-index="36" draw:name="Horizontal line 13" draw:style-name="gr4" draw:text-style-name="P21" svg:x1="2.9992in" svg:y1="3.6697in" svg:x2="3.9358in" svg:y2="3.6654in"><text:p/></draw:line><draw:custom-shape text:anchor-type="paragraph" draw:z-index="37" draw:name="Shape 17" draw:style-name="gr7" draw:text-style-name="P20" svg:width="0.1004in" svg:height="1.2303in" svg:x="3.3799in" svg:y="2.7201in"><text:p/><draw:enhanced-geometry svg:viewBox="0 0 21600 21600" draw:type="rectangle" draw:enhanced-path="M 0 0 L 21600 0 21600 21600 0 21600 0 0 Z N"/></draw:custom-shape><draw:line text:anchor-type="paragraph" draw:z-index="39" draw:name="Horizontal line 14" draw:style-name="gr4" draw:text-style-name="P21" svg:x1="1.6382in" svg:y1="4.3165in" svg:x2="2.4764in" svg:y2="4.3165in"><text:p/></draw:line><draw:line text:anchor-type="paragraph" draw:z-index="40" draw:name="Line 9" draw:style-name="gr4" draw:text-style-name="P21" svg:x1="0.8016in" svg:y1="4.5823in" svg:x2="2.4768in" svg:y2="4.5807in"><text:p/></draw:line><draw:line text:anchor-type="paragraph" draw:z-index="41" draw:name="Line 10" draw:style-name="gr4" draw:text-style-name="P21" svg:x1="2.5827in" svg:y1="4.4417in" svg:x2="3.9362in" svg:y2="4.4417in"><text:p/></draw:line><draw:custom-shape text:anchor-type="paragraph" draw:z-index="44" draw:name="Shape 21" draw:style-name="gr6" draw:text-style-name="P20" svg:width="0.0953in" svg:height="2.7185in" svg:x="4.8984in" svg:y="1.3957in"><text:p/><draw:enhanced-geometry svg:viewBox="0 0 21600 21600" draw:type="rectangle" draw:enhanced-path="M 0 0 L 21600 0 21600 21600 0 21600 0 0 Z N"/></draw:custom-shape><draw:line text:anchor-type="paragraph" draw:z-index="45" draw:name="Line 11" draw:style-name="gr4" draw:text-style-name="P21" svg:x1="4.0173in" svg:y1="3.9319in" svg:x2="4.8984in" svg:y2="3.9236in"><text:p/></draw:line><draw:line text:anchor-type="paragraph" draw:z-index="46" draw:name="Horizontal line 15" draw:style-name="gr4" draw:text-style-name="P21" svg:x1="4.9937in" svg:y1="2.8189in" svg:x2="5.452in" svg:y2="2.8134in"><text:p/></draw:line><draw:custom-shape text:anchor-type="paragraph" draw:z-index="47" draw:name="Shape 22" draw:style-name="gr3" draw:text-style-name="P20" svg:width="0.224in" svg:height="0.2323in" svg:x="5.452in" svg:y="2.7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Line 12" draw:style-name="gr4" draw:text-style-name="P21" svg:x1="2.0528in" svg:y1="5.05in" svg:x2="2.5091in" svg:y2="5.05in"><text:p/></draw:line><draw:line text:anchor-type="paragraph" draw:z-index="51" draw:name="Line 14" draw:style-name="gr4" draw:text-style-name="P21" svg:x1="2.5827in" svg:y1="5.1807in" svg:x2="5.4354in" svg:y2="5.1563in"><text:p/></draw:line><draw:custom-shape text:anchor-type="paragraph" draw:z-index="52" draw:name="Shape 24" draw:style-name="gr3" draw:text-style-name="P20" svg:width="0.224in" svg:height="0.2323in" svg:x="5.4354in" svg:y="5.0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3" draw:name="Text Frame 1" draw:style-name="gr2" draw:text-style-name="P19" svg:width="0.885in" svg:height="0.2906in" svg:x="2.3402in" svg:y="0.1264in"><draw:text-box><text:p>a<text:span text:style-name="T20">1</text:span> a<text:span text:style-name="T20">0</text:span> b<text:span text:style-name="T20">1</text:span> b<text:span text:style-name="T20">0</text:span></text:p></draw:text-box></draw:frame><draw:frame text:anchor-type="paragraph" draw:z-index="54" draw:name="Text Frame 2" draw:style-name="gr1" draw:text-style-name="P19" svg:width="0.4004in" svg:height="0.3157in" svg:x="5.4417in" svg:y="3.8201in"><draw:text-box><text:p>c<text:span text:style-name="T20">1</text:span> c<text:span text:style-name="T20">0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29" draw:name="Shape 13" draw:style-name="gr5" draw:text-style-name="P20" svg:width="0.1004in" svg:height="0.5004in" svg:x="2.4902in" svg:y="0.2201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30" draw:name="Horizontal line 11" draw:style-name="gr4" draw:text-style-name="P21" svg:x1="2.548in" svg:y1="0.472in" svg:x2="3.3827in" svg:y2="0.472in"><text:p/></draw:line><draw:custom-shape text:anchor-type="paragraph" draw:z-index="38" draw:name="Shape 18" draw:style-name="gr5" draw:text-style-name="P20" svg:width="0.1004in" svg:height="0.5004in" svg:x="2.4799in" svg:y="1.7016in"><text:p/><draw:enhanced-geometry svg:viewBox="0 0 21600 21600" draw:type="rectangle" draw:enhanced-path="M 0 0 L 21600 0 21600 21600 0 21600 0 0 Z N"/></draw:custom-shape><draw:custom-shape text:anchor-type="paragraph" draw:z-index="50" draw:name="Shape 23" draw:style-name="gr5" draw:text-style-name="P20" svg:width="0.1004in" svg:height="0.5004in" svg:x="2.4811in" svg:y="2.4154in"><text:p/><draw:enhanced-geometry svg:viewBox="0 0 21600 21600" draw:type="rectangle" draw:enhanced-path="M 0 0 L 21600 0 21600 21600 0 21600 0 0 Z N"/></draw:custom-shape><draw:line text:anchor-type="paragraph" draw:z-index="49" draw:name="Line 13" draw:style-name="gr4" draw:text-style-name="P21" svg:x1="1.2327in" svg:y1="2.7839in" svg:x2="2.5063in" svg:y2="2.7839in"><text:p/></draw:line><draw:custom-shape text:anchor-type="paragraph" draw:z-index="42" draw:name="Shape 19" draw:style-name="gr8" draw:text-style-name="P20" svg:width="0.1004in" svg:height="0.2598in" svg:x="2.9102in" svg:y="1.8146in"><text:p/><draw:enhanced-geometry svg:viewBox="0 0 21600 21600" draw:type="rectangle" draw:enhanced-path="M 0 0 L 21600 0 21600 21600 0 21600 0 0 Z N"/></draw:custom-shape><draw:custom-shape text:anchor-type="paragraph" draw:z-index="43" draw:name="Shape 20" draw:style-name="gr7" draw:text-style-name="P20" svg:width="0.1004in" svg:height="1.2303in" svg:x="3.9402in" svg:y="0.9598in"><text:p/><draw:enhanced-geometry svg:viewBox="0 0 21600 21600" draw:type="rectangle" draw:enhanced-path="M 0 0 L 21600 0 21600 21600 0 21600 0 0 Z N"/></draw:custom-shape></text:p>
      <text:p text:style-name="P12">Using <text:span text:style-name="T18">the extended NAND gate, one can bootstrap into homotopy level two computing by overloading the notation for logic using this 4-value logic instead. The construction of gates works in the same way as before, except that the extended NAND gate is used instead of the ordinary NAND gate.</text:span></text:p>
      <text:p text:style-name="P13"/>
      <text:p text:style-name="P13">The `qubit` gate can be defined using a pseudo-random synchronized `rbit` operation:</text:p>
      <text:p text:style-name="P13"/>
      <text:p text:style-name="P13"><text:tab/>qubit :<text:span text:style-name="T18">= \</text:span>(<text:span text:style-name="T18">a : [bool; 2]</text:span>) =</text:p>
      <text:p text:style-name="P13"><text:tab/><text:tab/><text:tab/>((a == 00) =&gt; [1, ¬rbit()]) ⋀</text:p>
      <text:p text:style-name="P13"><text:tab/><text:tab/><text:tab/>((a == 01) =&gt; [1, rbit()]) ⋀</text:p>
      <text:p text:style-name="P13"><text:tab/><text:tab/><text:tab/>((a == [1, ¬rbit()]) =&gt; 00) ⋀</text:p>
      <text:p text:style-name="P13"><text:tab/><text:tab/><text:tab/>((a == [1, rbit()]) =&gt; 01)</text:p>
      <text:p text:style-name="P13"/>
      <text:p text:style-name="P14">Notice that these operations are based on the extended NAND gate.</text:p>
      <text:p text:style-name="P13"/>
      <text:p text:style-name="P14">The `rbit` operation returns `0` or `1` randomly, but stays fixed for each computational cycle.</text:p>
      <text:h text:style-name="P1" text:outline-level="3">References:</text:h>
      <text:p text:style-name="P2"/>
      <text:p text:style-name="P2"><text:reference-mark-start text:name="nand logic"/>[1]<text:reference-mark-end text:name="nand logic"/><text:tab/>“NAND logic”</text:p>
      <text:p text:style-name="P2"><text:tab/>Wikipedia</text:p>
      <text:p text:style-name="P2"><text:tab/><text:a xlink:type="simple" xlink:href="https://en.wikipedia.org/wiki/NAND_logic" text:style-name="Internet_20_link" text:visited-style-name="Visited_20_Internet_20_Link"><text:span text:style-name="T1">https://en.wikipedia.org/wiki/NAND_logic</text:span></text:a></text:p>
      <text:p text:style-name="P2"/>
      <text:p text:style-name="P15"><text:reference-mark-start text:name="path semantical qubit"/>[2]<text:reference-mark-end text:name="path semantical qubit"/><text:tab/>“Path Semantical Qubit”</text:p>
      <text:p text:style-name="P15"><text:tab/>Sven Nilsen, 2022</text:p>
      <text:p text:style-name="P15"><text:tab/><text:a xlink:type="simple" xlink:href="https://github.com/advancedresearch/path_semantics/blob/master/papers-wip2/path-semantical-qubit.pdf" text:style-name="Internet_20_link" text:visited-style-name="Visited_20_Internet_20_Link"><text:span text:style-name="T1">https://github.com/advancedresearch/path_semantics/blob/master/papers-wip2/path-semantical-qubit.pdf</text:span></text:a></text:p>
      <text:p text:style-name="P15"/>
      <text:p text:style-name="P15"><text:reference-mark-start text:name="path semantics"/>[3]<text:reference-mark-end text:name="path semantics"/><text:tab/>“Path Semantics”</text:p>
      <text:p text:style-name="P15"><text:tab/>AdvancedResearch</text:p>
      <text:p text:style-name="P15"><text:tab/><text:a xlink:type="simple" xlink:href="https://github.com/advancedresearch/path_semantics" text:style-name="Internet_20_link" text:visited-style-name="Visited_20_Internet_20_Link"><text:span text:style-name="T1">https://github.com/advancedresearch/path_semantics</text:span></text:a></text:p>
      <text:p text:style-name="P15"/>
      <text:p text:style-name="P15"><text:reference-mark-start text:name="psq"/>[4]<text:reference-mark-end text:name="psq"/><text:tab/>“PSQ – Path Semantical Quantum Propositional Logic”</text:p>
      <text:p text:style-name="P15"><text:tab/>AdvancedResearch – Summary page on Path Semantical Quality</text:p>
      <text:p text:style-name="P15"><text:tab/><text:a xlink:type="simple" xlink:href="https://advancedresearch.github.io/quality/summary.html#psq---path-semantical-quantum-propositional-logic" text:style-name="Internet_20_link" text:visited-style-name="Visited_20_Internet_20_Link"><text:span text:style-name="T1">https://advancedresearch.github.io/quality/summary.html#psq---path-semantical-quantum-propositional-logic</text:span></text:a></text:p>
      <text:p text:style-name="P15"/>
      <text:p text:style-name="P15"><text:reference-mark-start text:name="four-valued logic"/>[5]<text:reference-mark-end text:name="four-valued logic"/><text:tab/>“Four-valued logic”</text:p>
      <text:p text:style-name="P15"><text:tab/>Wikipedia</text:p>
      <text:p text:style-name="P15"><text:tab/><text:a xlink:type="simple" xlink:href="https://en.wikipedia.org/wiki/Four-valued_logic" text:style-name="Internet_20_link" text:visited-style-name="Visited_20_Internet_20_Link"><text:span text:style-name="T1">https://en.wikipedia.org/wiki/Four-valued_logic</text:span></text:a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5T09:39:19.688970176</meta:creation-date>
    <dc:date>2022-06-15T13:20:19.345895410</dc:date>
    <meta:editing-duration>PT2M11S</meta:editing-duration>
    <meta:editing-cycles>1</meta:editing-cycles>
    <meta:document-statistic meta:table-count="1" meta:image-count="0" meta:object-count="0" meta:page-count="4" meta:paragraph-count="103" meta:word-count="540" meta:character-count="3109" meta:non-whitespace-character-count="2630"/>
    <meta:generator>LibreOffice/7.2.2.2$MacOSX_X86_64 LibreOffice_project/02b2acce88a210515b4a5bb2e46cbfb63fe97d56</meta:generator>
  </office:meta>
</office:document-meta>
</file>